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'Helvetica Neue', Arial, Helvetica, sans-serif"/>
    <style:font-face style:name="Lohit Devanagari1" svg:font-family="'Lohit Devanagari'"/>
    <style:font-face style:name="monospace1" svg:font-family="monospace, Menlo, Consolas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161c20" style:font-name="Lato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line-height="120%" fo:orphans="2" fo:widows="2" fo:text-indent="0cm" style:auto-text-indent="false" fo:padding-left="0.529cm" fo:padding-right="0cm" fo:padding-top="0cm" fo:padding-bottom="0cm" fo:border-left="2.24pt solid #2db84b" fo:border-right="none" fo:border-top="none" fo:border-bottom="none"/>
    </style:style>
    <style:style style:name="P3" style:family="paragraph" style:parent-style-name="Text_20_body">
      <style:paragraph-properties fo:margin-left="0cm" fo:margin-right="0cm" fo:line-height="160%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line-height="160%" fo:orphans="2" fo:widows="2" fo:text-indent="0cm" style:auto-text-indent="false"/>
      <style:text-properties officeooo:paragraph-rsid="0020abe9"/>
    </style:style>
    <style:style style:name="P5" style:family="paragraph" style:parent-style-name="Text_20_body">
      <style:paragraph-properties fo:margin-left="0cm" fo:margin-right="0cm" fo:line-height="160%" fo:orphans="2" fo:widows="2" fo:text-indent="0cm" style:auto-text-indent="false"/>
      <style:text-properties fo:font-variant="normal" fo:text-transform="none" fo:color="#161c20" style:font-name="Lato" fo:font-size="11.25pt" fo:letter-spacing="normal" fo:font-style="normal" fo:font-weight="bold" officeooo:rsid="001e6795"/>
    </style:style>
    <style:style style:name="P6" style:family="paragraph" style:parent-style-name="Text_20_body">
      <style:paragraph-properties fo:margin-left="0cm" fo:margin-right="0cm" fo:line-height="160%" fo:orphans="2" fo:widows="2" fo:text-indent="0cm" style:auto-text-indent="false"/>
      <style:text-properties fo:font-variant="normal" fo:text-transform="none" fo:color="#161c20" style:font-name="Lato" fo:font-size="11.25pt" fo:letter-spacing="normal" fo:font-style="normal" fo:font-weight="normal" officeooo:rsid="001e6795" style:font-weight-asian="normal" style:font-weight-complex="normal"/>
    </style:style>
    <style:style style:name="P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text-line-through-style="none" style:text-line-through-type="none" style:font-name="Lato" fo:letter-spacing="normal" fo:font-style="normal" style:text-underline-style="none" fo:font-weight="bold" style:text-blinking="false" fo:background-color="#e8e8e8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</style:style>
    <style:style style:name="P9" style:family="paragraph" style:parent-style-name="Preformatted_20_Text">
      <style:paragraph-properties fo:margin-top="0cm" fo:margin-bottom="0.499cm" loext:contextual-spacing="false" fo:line-height="120%" fo:orphans="2" fo:widows="2" fo:padding-left="0.529cm" fo:padding-right="0cm" fo:padding-top="0cm" fo:padding-bottom="0cm" fo:border-left="2.24pt solid #2db84b" fo:border-right="none" fo:border-top="none" fo:border-bottom="none"/>
    </style:style>
    <style:style style:name="P10" style:family="paragraph" style:parent-style-name="Preformatted_20_Text">
      <style:paragraph-properties fo:line-height="120%" fo:orphans="2" fo:widows="2" fo:padding-left="0.529cm" fo:padding-right="0cm" fo:padding-top="0cm" fo:padding-bottom="0cm" fo:border-left="2.24pt solid #2db84b" fo:border-right="none" fo:border-top="none" fo:border-bottom="none"/>
    </style:style>
    <style:style style:name="P11" style:family="paragraph" style:parent-style-name="Standard">
      <style:text-properties officeooo:rsid="001e6795" officeooo:paragraph-rsid="001e6795"/>
    </style:style>
    <style:style style:name="P12" style:family="paragraph" style:parent-style-name="Standard">
      <style:text-properties fo:font-weight="bold" officeooo:rsid="0020abe9" officeooo:paragraph-rsid="0020abe9" style:font-weight-asian="bold" style:font-weight-complex="bold"/>
    </style:style>
    <style:style style:name="P13" style:family="paragraph" style:parent-style-name="Standard">
      <style:text-properties fo:font-weight="bold" officeooo:rsid="0023a392" officeooo:paragraph-rsid="0023a392" style:font-weight-asian="bold" style:font-weight-complex="bold"/>
    </style:style>
    <style:style style:name="P14" style:family="paragraph" style:parent-style-name="Standard">
      <style:text-properties fo:font-weight="bold" officeooo:paragraph-rsid="0020abe9"/>
    </style:style>
    <style:style style:name="P15" style:family="paragraph" style:parent-style-name="Standard">
      <style:text-properties fo:font-weight="normal" officeooo:rsid="0020abe9" officeooo:paragraph-rsid="0020abe9" style:font-weight-asian="normal" style:font-weight-complex="normal"/>
    </style:style>
    <style:style style:name="P16" style:family="paragraph" style:parent-style-name="Standard">
      <style:text-properties fo:font-weight="normal" officeooo:rsid="0023a392" officeooo:paragraph-rsid="0023a392" style:font-weight-asian="normal" style:font-weight-complex="normal"/>
    </style:style>
    <style:style style:name="P17" style:family="paragraph" style:parent-style-name="Heading_20_3">
      <style:paragraph-properties fo:orphans="2" fo:widows="2"/>
      <style:text-properties fo:font-variant="normal" fo:text-transform="none" fo:color="#161c20" style:font-name="Lato" fo:font-size="11.25pt" fo:letter-spacing="normal" fo:font-style="normal" fo:font-weight="bold"/>
    </style:style>
    <style:style style:name="P18" style:family="paragraph" style:parent-style-name="Text_20_body">
      <style:paragraph-properties fo:line-height="160%" fo:orphans="2" fo:widows="2"/>
      <style:text-properties fo:font-variant="normal" fo:text-transform="none" fo:color="#161c20" style:font-name="Lato" fo:font-size="11.25pt" fo:letter-spacing="normal" fo:font-style="normal" fo:font-weight="bold"/>
    </style:style>
    <style:style style:name="P19" style:family="paragraph" style:parent-style-name="Text_20_body">
      <style:paragraph-properties fo:line-height="160%" fo:orphans="2" fo:widows="2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orphans="0"/>
      <style:text-properties fo:font-weight="normal" loext:padding="0cm" loext:border="none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 fo:orphans="0"/>
      <style:text-properties fo:font-weight="bold" fo:background-color="transparent" loext:padding="0cm" loext:border="none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orphans="0"/>
      <style:text-properties fo:text-transform="uppercase" fo:font-weight="bold"/>
    </style:style>
    <style:style style:name="P23" style:family="paragraph" style:parent-style-name="Text_20_body">
      <style:paragraph-properties fo:margin-top="0cm" fo:margin-bottom="0.212cm" loext:contextual-spacing="false" fo:text-align="start" style:justify-single-word="false" fo:orphans="2" fo:widows="2"/>
      <style:text-properties fo:font-variant="normal" fo:text-transform="none" style:font-name="Lato" fo:letter-spacing="normal" fo:font-style="normal" fo:font-weight="bold" loext:padding="0cm" loext:border="none"/>
    </style:style>
    <style:style style:name="P24" style:family="paragraph" style:parent-style-name="Standard">
      <style:text-properties fo:font-weight="normal" officeooo:rsid="0023a392" officeooo:paragraph-rsid="0023a392" style:font-weight-asian="normal" style:font-weight-complex="normal"/>
    </style:style>
    <style:style style:name="P25" style:family="paragraph" style:parent-style-name="Standard">
      <style:text-properties fo:font-weight="normal" officeooo:rsid="00289a79" officeooo:paragraph-rsid="00289a79" style:font-weight-asian="normal" style:font-weight-complex="normal"/>
    </style:style>
    <style:style style:name="P26" style:family="paragraph" style:parent-style-name="Standard">
      <style:text-properties fo:font-weight="bold" officeooo:rsid="00289a79" officeooo:paragraph-rsid="00289a79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P28" style:family="paragraph" style:parent-style-name="Text_20_body" style:list-style-name="L2">
      <style:paragraph-properties fo:margin-top="0cm" fo:margin-bottom="0cm" loext:contextual-spacing="false" fo:orphans="2" fo:widows="2" fo:padding="0cm" fo:border="none"/>
    </style:style>
    <style:style style:name="P29" style:family="paragraph" style:parent-style-name="Text_20_body" style:list-style-name="L1">
      <style:paragraph-properties fo:orphans="2" fo:widows="2" fo:padding="0cm" fo:border="none"/>
    </style:style>
    <style:style style:name="P30" style:family="paragraph" style:parent-style-name="Text_20_body" style:list-style-name="L2">
      <style:paragraph-properties fo:orphans="2" fo:widows="2" fo:padding="0cm" fo:border="none"/>
    </style:style>
    <style:style style:name="T1" style:family="text">
      <style:text-properties fo:font-variant="normal" fo:text-transform="none" fo:color="#161c20" style:font-name="Lato" fo:font-size="11.25pt" fo:letter-spacing="normal" fo:font-style="normal" fo:font-weight="bold"/>
    </style:style>
    <style:style style:name="T2" style:family="text">
      <style:text-properties fo:font-variant="normal" fo:text-transform="none" fo:color="#161c20" style:font-name="Lato" fo:font-size="11.25pt" fo:letter-spacing="normal" fo:font-style="normal" fo:font-weight="bold" officeooo:rsid="001e6795"/>
    </style:style>
    <style:style style:name="T3" style:family="text">
      <style:text-properties fo:font-variant="normal" fo:text-transform="none" fo:color="#161c20" style:font-name="Lato" fo:font-size="11.25pt" fo:letter-spacing="normal" fo:font-style="normal" fo:font-weight="bold" officeooo:rsid="0020abe9"/>
    </style:style>
    <style:style style:name="T4" style:family="text">
      <style:text-properties fo:font-variant="normal" fo:text-transform="none" fo:color="#161c20" style:font-name="Lato" fo:font-size="11.25pt" fo:letter-spacing="normal" fo:font-style="normal" officeooo:rsid="0020abe9" style:font-weight-asian="bold" style:font-weight-complex="bold" loext:padding="0cm" loext:border="none"/>
    </style:style>
    <style:style style:name="T5" style:family="text">
      <style:text-properties fo:font-variant="normal" fo:text-transform="none" fo:color="#161c20" style:font-name="monospace1" fo:font-size="11.25pt" fo:letter-spacing="normal" fo:font-style="normal" fo:font-weight="bold" fo:background-color="#e8e8e8" loext:char-shading-value="0" loext:padding="0.053cm" loext:border="0.06pt solid #bcbec0"/>
    </style:style>
    <style:style style:name="T6" style:family="text">
      <style:text-properties fo:font-variant="normal" fo:text-transform="none" fo:color="#161c20" style:font-name="monospace" fo:font-size="10.5pt" fo:letter-spacing="normal" fo:font-style="normal" fo:font-weight="bold"/>
    </style:style>
    <style:style style:name="T7" style:family="text">
      <style:text-properties fo:font-variant="normal" fo:text-transform="none" style:font-name="Lato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Lato" fo:letter-spacing="normal" fo:font-style="normal" loext:padding="0cm" loext:border="none"/>
    </style:style>
    <style:style style:name="T9" style:family="text">
      <style:text-properties fo:font-variant="normal" fo:text-transform="none" style:font-name="Lato" fo:letter-spacing="normal" fo:font-style="normal" officeooo:rsid="0020abe9" style:font-weight-asian="bold" style:font-weight-complex="bold" loext:padding="0cm" loext:border="none"/>
    </style:style>
    <style:style style:name="T10" style:family="text">
      <style:text-properties fo:font-variant="normal" fo:text-transform="none" fo:color="#2987cd" style:text-line-through-style="none" style:text-line-through-type="none" style:font-name="Lato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11" style:family="text">
      <style:text-properties officeooo:rsid="002235d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-left="0.06pt solid #000000" fo:border-right="none" fo:border-top="0.06pt solid #000000" fo:border-bottom="0.06pt solid #00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cm" svg:y="-264.557cm" svg:width="0.041cm" draw:z-index="0">
        <draw:text-box fo:min-height="0.041cm">
          <text:p text:style-name="P22">LANGUAGES</text:p>
          <text:p text:style-name="P20">C++</text:p>
          <text:p text:style-name="P20">JavaScript</text:p>
          <text:p text:style-name="P20">Python</text:p>
          <text:p text:style-name="P21">Ruby</text:p>
          <text:p text:style-name="P20">Translate</text:p>
        </draw:text-box>
      </draw:frame>
      <text:p text:style-name="P5"/>
      <text:p text:style-name="P3"><text:span text:style-name="T3">Question</text:span><text:span text:style-name="T2">=&gt;Implementing custom zip <text:s/>method hat accepts any no. of Arrays as arguments</text:span></text:p>
      <text:p text:style-name="P5">code:-</text:p>
      <text:p text:style-name="P5"/>
      <text:p text:style-name="P5">%%</text:p>
      <text:p text:style-name="P6">def cust_zip(a,*arrays)</text:p>
      <text:p text:style-name="P6"><text:s text:c="4"/>final =[]</text:p>
      <text:p text:style-name="P6"><text:s text:c="4"/>a.each_with_index do |val, index|</text:p>
      <text:p text:style-name="P6"><text:s text:c="8"/>temp =[] &lt;&lt; a[index]</text:p>
      <text:p text:style-name="P6"><text:s text:c="8"/>arrays.each do |val2|</text:p>
      <text:p text:style-name="P6"><text:s text:c="12"/>temp &lt;&lt; val2[index]</text:p>
      <text:p text:style-name="P6"><text:s text:c="8"/>end</text:p>
      <text:p text:style-name="P6"><text:s text:c="8"/>final &lt;&lt; temp</text:p>
      <text:p text:style-name="P6"><text:s text:c="4"/>end</text:p>
      <text:p text:style-name="P6"><text:s text:c="4"/>final</text:p>
      <text:p text:style-name="P6">end</text:p>
      <text:p text:style-name="P6">p cust_zip([1,2,3],["a","b","c"],["A","B","C"])</text:p>
      <text:p text:style-name="P5">%%</text:p>
      <text:p text:style-name="P4"><text:span text:style-name="T3">Question</text:span><text:span text:style-name="T2">==&gt; </text:span><text:span text:style-name="T1">Given an array and an integer </text:span><text:span text:style-name="Source_20_Text"><text:span text:style-name="T5">n</text:span></text:span><text:span text:style-name="T1">, return the sum of the first </text:span><text:span text:style-name="Source_20_Text"><text:span text:style-name="T5">n</text:span></text:span><text:span text:style-name="T1"> numbers in the array.</text:span></text:p>
      <text:h text:style-name="P1" text:outline-level="3">Worked Example</text:h>
      <text:p text:style-name="P2"><text:span text:style-name="Source_20_Text"><text:span text:style-name="T6">sum_first_n_nums([9, 8, 7, 6], 3) ➞ 24</text:span></text:span></text:p>
      <text:p text:style-name="P10"><text:span text:style-name="Source_20_Text"><text:span text:style-name="T6"># The parameter n is specified as 3.</text:span></text:span></text:p>
      <text:p text:style-name="P10"><text:span text:style-name="Source_20_Text"><text:span text:style-name="T6"># The first 3 numbers in the list are 9, 8 and 7.</text:span></text:span></text:p>
      <text:p text:style-name="P10"><text:span text:style-name="Source_20_Text"><text:span text:style-name="T6"># The sum of these 3 numbers is 24 (9 + 8 + 7).</text:span></text:span></text:p>
      <text:p text:style-name="P9"><text:span text:style-name="Source_20_Text"><text:span text:style-name="T6"># Return the answer.</text:span></text:span></text:p>
      <text:h text:style-name="P1" text:outline-level="3"><text:soft-page-break/>Examples</text:h>
      <text:p text:style-name="P2"><text:span text:style-name="Source_20_Text"><text:span text:style-name="T6">slice_sum([1, 3, 2], 2) ➞ 4</text:span></text:span></text:p>
      <text:p text:style-name="P10"/>
      <text:p text:style-name="P10"><text:span text:style-name="Source_20_Text"><text:span text:style-name="T6">slice_sum([4, 2, 5, 7], 4) ➞ 18</text:span></text:span></text:p>
      <text:p text:style-name="P10"/>
      <text:p text:style-name="P9"><text:span text:style-name="Source_20_Text"><text:span text:style-name="T6">slice_sum([3, 6, 2], 0) ➞ 0</text:span></text:span></text:p>
      <text:h text:style-name="P1" text:outline-level="3">Notes</text:h>
      <text:p text:style-name="P3"><text:span text:style-name="T1">If </text:span><text:span text:style-name="Source_20_Text"><text:span text:style-name="T5">n</text:span></text:span><text:span text:style-name="T1"> is larger than the length of the array, return the sum of the whole array.</text:span></text:p>
      <text:p text:style-name="P11">-------Code:</text:p>
      <text:p text:style-name="P11"/>
      <text:p text:style-name="P11">def slice_sum(arr, n)</text:p>
      <text:p text:style-name="P11"><text:tab/>if n&gt;0</text:p>
      <text:p text:style-name="P11"><text:tab/><text:tab/>sum = 0</text:p>
      <text:p text:style-name="P11"><text:tab/><text:tab/>arr.each_with_index do |val,index|</text:p>
      <text:p text:style-name="P11"><text:tab/><text:tab/><text:tab/>sum += (val.to_i)</text:p>
      <text:p text:style-name="P11"><text:tab/><text:tab/><text:tab/>break if index == n-1</text:p>
      <text:p text:style-name="P11"><text:tab/><text:tab/>end</text:p>
      <text:p text:style-name="P11"><text:tab/><text:tab/>return sum</text:p>
      <text:p text:style-name="P11"><text:tab/>else</text:p>
      <text:p text:style-name="P11"><text:tab/><text:tab/>return 0</text:p>
      <text:p text:style-name="P11"><text:tab/>end</text:p>
      <text:p text:style-name="P11">end</text:p>
      <text:p text:style-name="P11"/>
      <text:p text:style-name="P11"/>
      <text:p text:style-name="P14"><text:span text:style-name="T4">Question</text:span><text:span text:style-name="T9">==&gt;</text:span><text:span text:style-name="T8">Formatting Text on Edabit</text:span></text:p>
      <text:p text:style-name="P8"><text:span text:style-name="T7">Published by </text:span><text:a xlink:type="simple" xlink:href="https://edabit.com/user/BkPgkDQGHm66X4Qai" text:style-name="Internet_20_link" text:visited-style-name="Visited_20_Internet_20_Link"><text:span text:style-name="T10">Matt</text:span></text:a><text:span text:style-name="T7"> in </text:span></text:p>
      <text:p text:style-name="P23">Ruby</text:p>
      <text:p text:style-name="P7">conditionsformattinglanguage_fundamentalsstrings</text:p>
      <text:p text:style-name="P3"><text:span text:style-name="T1">Edabit allows for markdown formatting, meaning that it's possible to format words by surrounding text with special characters. For example, to get </text:span><text:span text:style-name="Strong_20_Emphasis"><text:span text:style-name="T1">bold</text:span></text:span><text:span text:style-name="T1"> text, you surround the text with double asterisks, like this </text:span><text:span text:style-name="Source_20_Text"><text:span text:style-name="T5">**bold**</text:span></text:span><text:span text:style-name="T1">.</text:span></text:p>
      <text:p text:style-name="P18">Here is a list of the possible formatting options in Edabit and how to apply them:</text:p>
      <text:list xml:id="list1325940911" text:style-name="L1">
        <text:list-item>
          <text:p text:style-name="P27"><text:span text:style-name="Source_20_Text"><text:span text:style-name="T5">**bold**</text:span></text:span></text:p>
        </text:list-item>
        <text:list-item>
          <text:p text:style-name="P27"><text:span text:style-name="Source_20_Text"><text:span text:style-name="T5">_italics_</text:span></text:span></text:p>
        </text:list-item>
        <text:list-item>
          <text:p text:style-name="P27"><text:span text:style-name="Source_20_Text"><text:span text:style-name="T5">`inline code`</text:span></text:span></text:p>
        </text:list-item>
        <text:list-item>
          <text:p text:style-name="P29"><text:span text:style-name="Source_20_Text"><text:span text:style-name="T5">~~strikethrough~~</text:span></text:span></text:p>
        </text:list-item>
      </text:list>
      <text:h text:style-name="P17" text:outline-level="3"><text:soft-page-break/>Challenge</text:h>
      <text:p text:style-name="P19"><text:span text:style-name="T1">Given a string and a </text:span><text:span text:style-name="Emphasis"><text:span text:style-name="T1">style character</text:span></text:span><text:span text:style-name="T1">, return the newly formatted string. </text:span><text:span text:style-name="Emphasis"><text:span text:style-name="T1">Style characters</text:span></text:span><text:span text:style-name="T1"> are single letters that represent the different types of formatting.</text:span></text:p>
      <text:p text:style-name="P18">For the purposes of this challenge, the style characters are as follows:</text:p>
      <text:list xml:id="list2790360940" text:style-name="L2">
        <text:list-item>
          <text:p text:style-name="P28"><text:span text:style-name="Source_20_Text"><text:span text:style-name="T5">"b"</text:span></text:span><text:span text:style-name="T1"> is for </text:span><text:span text:style-name="Strong_20_Emphasis"><text:span text:style-name="T1">bold</text:span></text:span></text:p>
        </text:list-item>
        <text:list-item>
          <text:p text:style-name="P28"><text:span text:style-name="Source_20_Text"><text:span text:style-name="T5">"i"</text:span></text:span><text:span text:style-name="T1"> is for </text:span><text:span text:style-name="Emphasis"><text:span text:style-name="T1">italics</text:span></text:span></text:p>
        </text:list-item>
        <text:list-item>
          <text:p text:style-name="P28"><text:span text:style-name="Source_20_Text"><text:span text:style-name="T5">"c"</text:span></text:span><text:span text:style-name="T1"> is for </text:span><text:span text:style-name="Source_20_Text"><text:span text:style-name="T5">inline code</text:span></text:span></text:p>
        </text:list-item>
        <text:list-item>
          <text:p text:style-name="P30"><text:span text:style-name="Source_20_Text"><text:span text:style-name="T5">"s"</text:span></text:span><text:span text:style-name="T1"> is for </text:span><text:span text:style-name="del"><text:span text:style-name="T1">strikethrough</text:span></text:span></text:p>
        </text:list-item>
      </text:list>
      <text:h text:style-name="P17" text:outline-level="3">Examples</text:h>
      <text:p text:style-name="P10"><text:span text:style-name="Source_20_Text"><text:span text:style-name="T6">md_format("Bold", "b") ➞ "**Bold**"</text:span></text:span></text:p>
      <text:p text:style-name="P10"/>
      <text:p text:style-name="P10"><text:span text:style-name="Source_20_Text"><text:span text:style-name="T6">md_format("leaning text", "i") ➞ "_leaning text_"</text:span></text:span></text:p>
      <text:p text:style-name="P10"/>
      <text:p text:style-name="P10"><text:span text:style-name="Source_20_Text"><text:span text:style-name="T6">md_format("Edabit", "c") ➞ "`Edabit`"</text:span></text:span></text:p>
      <text:p text:style-name="P10"/>
      <text:p text:style-name="P9"><text:span text:style-name="Source_20_Text"><text:span text:style-name="T6">md_format("That's a strike!", "s") ➞ "~~That's a strike!~~"</text:span></text:span></text:p>
      <text:p text:style-name="P12">-------<text:span text:style-name="T11">Code:</text:span></text:p>
      <text:p text:style-name="P15">def md_format(word, style)</text:p>
      <text:p text:style-name="P15"><text:tab/>return "**"+word+"**" if style == "b"</text:p>
      <text:p text:style-name="P15"><text:tab/>return "_"+word+"_" if style == "i"</text:p>
      <text:p text:style-name="P15"><text:tab/>return "`"+word+"`" if style == "c"</text:p>
      <text:p text:style-name="P15"><text:tab/>return "~~"+word+"~~" if style == "s"</text:p>
      <text:p text:style-name="P15">end</text:p>
      <text:p text:style-name="P15"/>
      <text:p text:style-name="P15"/>
      <text:p text:style-name="P13">Question==&gt; Implementing Custom Merge on Hashes</text:p>
      <text:p text:style-name="P13"/>
      <text:p text:style-name="P13">--code:</text:p>
      <text:p text:style-name="P16">def cust_merge(hash1,hash2)</text:p>
      <text:p text:style-name="P16"><text:s text:c="4"/>h = hash1.dup</text:p>
      <text:p text:style-name="P16"><text:s text:c="4"/>hash2.each { |key, val| <text:s text:c="2"/>h[key] = val}</text:p>
      <text:p text:style-name="P16"><text:s text:c="4"/>h</text:p>
      <text:p text:style-name="P16">end</text:p>
      <text:p text:style-name="P16"/>
      <text:p text:style-name="P16">a= {garlic: "3", milk:"100", tamato:"5"}</text:p>
      <text:p text:style-name="P16">b = {bread:"2", yorgut:"20", milk:"100"}</text:p>
      <text:p text:style-name="P16">p cust_merge(a,b)</text:p>
      <text:p text:style-name="P16"/>
      <text:p text:style-name="P16"/>
      <text:p text:style-name="P26">Question==&gt; Implementing Custom Char Frequency in Sentence</text:p>
      <text:p text:style-name="P26"/>
      <text:p text:style-name="P26">--Code:</text:p>
      <text:p text:style-name="P26"/>
      <text:p text:style-name="P26">sentence = "Once upon a time there was a land far far away"</text:p>
      <text:p text:style-name="P26"><text:soft-page-break/></text:p>
      <text:p text:style-name="P25">def count_char(sentence)</text:p>
      <text:p text:style-name="P25"><text:s text:c="4"/>hash ={}</text:p>
      <text:p text:style-name="P25"><text:s text:c="4"/>sen = sentence.split("")</text:p>
      <text:p text:style-name="P25"><text:s text:c="4"/>sen.each do |ch|</text:p>
      <text:p text:style-name="P25"><text:s text:c="8"/>x = ch.to_sym</text:p>
      <text:p text:style-name="P25"><text:s text:c="8"/>hash.key?(x) ? hash[x] +=1 : hash[x] = 1</text:p>
      <text:p text:style-name="P25"><text:s text:c="4"/>end</text:p>
      <text:p text:style-name="P25"><text:s text:c="4"/>hash</text:p>
      <text:p text:style-name="P25">end</text:p>
      <text:p text:style-name="P25">p count_char(sentenc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'Helvetica Neue', Arial, Helvetica, sans-serif"/>
    <style:font-face style:name="Lohit Devanagari1" svg:font-family="'Lohit Devanagari'"/>
    <style:font-face style:name="monospace1" svg:font-family="monospace, Menlo, Consolas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del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1:16:30.872929085</meta:creation-date>
    <dc:date>2021-09-23T16:09:12.865755071</dc:date>
    <meta:editing-duration>PT6H36M5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100" meta:word-count="444" meta:character-count="2765" meta:non-whitespace-character-count="2298"/>
  </office:meta>
</office:document-meta>
</file>